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Nimbus Roman No9 L4" svg:font-family="'Nimbus Roman No9 L'" style:font-family-generic="roman" style:font-pitch="variable"/>
    <style:font-face style:name="Nimbus Roman No9 L1" svg:font-family="'Nimbus Roman No9 L'" style:font-adornments="Grassetto" style:font-family-generic="roman" style:font-pitch="variable"/>
    <style:font-face style:name="Nimbus Roman No9 L2" svg:font-family="'Nimbus Roman No9 L'" style:font-adornments="Medium Italic" style:font-family-generic="roman" style:font-pitch="variable"/>
    <style:font-face style:name="Nimbus Roman No9 L3" svg:font-family="'Nimbus Roman No9 L'" style:font-adornments="Regular Italic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57cm" style:rel-column-width="12939*"/>
    </style:style>
    <style:style style:name="Table1.B" style:family="table-column">
      <style:table-column-properties style:column-width="7.742cm" style:rel-column-width="29843*"/>
    </style:style>
    <style:style style:name="Table1.C" style:family="table-column">
      <style:table-column-properties style:column-width="3.475cm" style:rel-column-width="13395*"/>
    </style:style>
    <style:style style:name="Table1.D" style:family="table-column">
      <style:table-column-properties style:column-width="2.427cm" style:rel-column-width="935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use-window-font-color="true"/>
    </style:style>
    <style:style style:name="P2" style:family="paragraph" style:parent-style-name="Header">
      <style:paragraph-properties fo:text-align="end" style:justify-single-word="false"/>
      <style:text-properties style:use-window-font-color="true"/>
    </style:style>
    <style:style style:name="P3" style:family="paragraph" style:parent-style-name="Table_20_Contents">
      <style:text-properties style:use-window-font-color="true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5" style:family="paragraph" style:parent-style-name="Footer">
      <style:paragraph-properties fo:text-align="end" style:justify-single-word="false"/>
      <style:text-properties style:use-window-font-color="true"/>
    </style:style>
    <style:style style:name="P6" style:family="paragraph" style:parent-style-name="Footer">
      <style:text-properties style:font-name="Liberation Mono" fo:font-size="10pt" style:font-size-asian="10pt" style:font-size-complex="10pt"/>
    </style:style>
    <style:style style:name="P7" style:family="paragraph" style:parent-style-name="Text_20_body">
      <style:paragraph-properties style:line-height-at-least="0.487cm" fo:text-align="center" style:justify-single-word="false" fo:hyphenation-ladder-count="no-limit" style:punctuation-wrap="simple">
        <style:tab-stops>
          <style:tab-stop style:position="1.251cm"/>
        </style:tab-stops>
      </style:paragraph-properties>
      <style:text-properties style:font-name="Nimbus Roman No9 L4" fo:font-size="16pt" style:font-size-asian="16pt" style:font-size-complex="16pt" fo:hyphenate="false" fo:hyphenation-remain-char-count="2" fo:hyphenation-push-char-count="2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able_20_Heading">
      <style:text-properties style:use-window-font-color="true"/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style:line-height-at-least="0.487cm" fo:text-align="center" style:justify-single-word="false" fo:hyphenation-ladder-count="no-limit" style:punctuation-wrap="simple">
        <style:tab-stops>
          <style:tab-stop style:position="1.251cm"/>
        </style:tab-stops>
      </style:paragraph-properties>
      <style:text-properties fo:hyphenate="false" fo:hyphenation-remain-char-count="2" fo:hyphenation-push-char-count="2"/>
    </style:style>
    <style:style style:name="P14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15" style:family="paragraph" style:parent-style-name="Heading_20_1" style:list-style-name="" style:master-page-name="First_20_Page">
      <style:paragraph-properties style:line-height-at-least="0.487cm" fo:text-align="center" style:justify-single-word="false" fo:hyphenation-ladder-count="no-limit" style:page-number="1" style:punctuation-wrap="simple">
        <style:tab-stops>
          <style:tab-stop style:position="1.251cm"/>
        </style:tab-stops>
      </style:paragraph-properties>
      <style:text-properties style:font-name="Nimbus Roman No9 L4" fo:font-size="24pt" style:font-size-asian="24pt" style:font-size-complex="24pt" fo:hyphenate="false" fo:hyphenation-remain-char-count="2" fo:hyphenation-push-char-count="2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Footer">
      <style:text-properties style:font-name="Liberation Mono" fo:font-size="10pt" style:font-size-asian="10pt" style:font-size-complex="10pt"/>
    </style:style>
    <style:style style:name="P18" style:family="paragraph" style:parent-style-name="Footer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PROGETTAZIONE WIS</text:h>
      <text:p text:style-name="P7">di Nicola Sanitate</text:p>
      <text:h text:style-name="P16" text:outline-level="1" text:is-list-header="true">Indice</text:h>
      <text:table-of-content text:style-name="Sect1" text:protected="true" text:name="Indice generale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9">PROGETTAZIONE WIS<text:tab/>1</text:p>
          <text:p text:style-name="P9">Indice<text:tab/>2</text:p>
          <text:p text:style-name="P9">1.Progetto<text:tab/>3</text:p>
          <text:p text:style-name="P12">1.1.Utenti<text:tab/>3</text:p>
          <text:p text:style-name="P11">1.1.1.Esterni<text:tab/>3</text:p>
          <text:p text:style-name="P11">1.1.2.Polizia Giudiziaria<text:tab/>3</text:p>
          <text:p text:style-name="P11">1.1.3.Pubblico Ministero<text:tab/>3</text:p>
          <text:p text:style-name="P11">1.1.4.Amministratore<text:tab/>3</text:p>
          <text:p text:style-name="P12">1.2.Sezioni<text:tab/>4</text:p>
          <text:p text:style-name="P12">1.3.Tecnologia<text:tab/>4</text:p>
        </text:index-body>
      </text:table-of-content>
      <text:h text:style-name="P13" text:outline-level="1" text:is-list-header="true"/>
      <text:h text:style-name="P16" text:outline-level="1">Progetto</text:h>
      <text:h text:style-name="Heading_20_2" text:outline-level="2">Utenti</text:h>
      <text:h text:style-name="Heading_20_3" text:outline-level="3">Esterni</text:h>
      <text:p text:style-name="P8">Utenti che accedono al sistema senza delle credenziali.</text:p>
      <text:p text:style-name="P8">Gli sarà consentito visualizzare la pagina iniziale per informazioni utili come lo staff, i contatti e il modulo di autenticazione.</text:p>
      <text:p text:style-name="P8">Potrà inoltre visualizzare i dati relativi ai processi, ma senza poterli modificare.</text:p>
      <text:h text:style-name="Heading_20_3" text:outline-level="3">Polizia Giudiziaria</text:h>
      <text:p text:style-name="P8">Agente della polizia giudiziaria che si autentica al sistema.</text:p>
      <text:p text:style-name="P8">Gli sarà consentito visualizzare la pagina iniziale per informazioni utili come lo staff, i contatti e il modulo per annullare l'autenticazione.</text:p>
      <text:p text:style-name="P8">Potrà inoltre visualizzare i dati relativi ai processi, ma senza poterli modificare.</text:p>
      <text:p text:style-name="P8">Potrà visualizzare e modificare i dati relativi agli indagati e alle indagini, ma a quest'ultime non potrà associarvi un processo.</text:p>
      <text:h text:style-name="Heading_20_3" text:outline-level="3">Pubblico Ministero</text:h>
      <text:p text:style-name="P8">Pubblico Ministero che si autentica al sistema.</text:p>
      <text:p text:style-name="P8">Gli sarà consentito visualizzare la pagina iniziale per informazioni utili come lo staff, i contatti e il modulo per annullare l'autenticazione.</text:p>
      <text:p text:style-name="P8">Potrà inoltre visualizzare e modificare i dati relativi ai processi.</text:p>
      <text:p text:style-name="P8">Potrà visualizzare e modificare i dati relativi agli indagati e alle indagini senza limitazioni.</text:p>
      <text:h text:style-name="Heading_20_3" text:outline-level="3">Amministratore</text:h>
      <text:p text:style-name="P8">Amministratore di sistema che si autentica al sistema.</text:p>
      <text:p text:style-name="P8">Gli sarà consentito visualizzare la pagina iniziale per informazioni utili come lo staff, i contatti e il modulo per annullare l'autenticazione.</text:p>
      <text:p text:style-name="P8">Potrà inoltre visualizzare i dati relativi ai processi, agli indagati e alle indagini ma senza poterli modificare.</text:p>
      <text:h text:style-name="Heading_20_2" text:outline-level="2"><text:soft-page-break/>Sezioni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Sezione</text:p>
          </table:table-cell>
          <table:table-cell table:style-name="Table1.A1" office:value-type="string">
            <text:p text:style-name="P10">Descrizione</text:p>
          </table:table-cell>
          <table:table-cell table:style-name="Table1.A1" office:value-type="string">
            <text:p text:style-name="P10">Autorizzati</text:p>
          </table:table-cell>
          <table:table-cell table:style-name="Table1.D1" office:value-type="string">
            <text:p text:style-name="P10">Modalità</text:p>
          </table:table-cell>
        </table:table-row>
        <table:table-row>
          <table:table-cell table:style-name="Table1.A2" office:value-type="string">
            <text:p text:style-name="P3">Home</text:p>
          </table:table-cell>
          <table:table-cell table:style-name="Table1.A2" office:value-type="string">
            <text:p text:style-name="P3">riporta informazioni generiche senza la possibilità di modificare i dati</text:p>
          </table:table-cell>
          <table:table-cell table:style-name="Table1.A2" office:value-type="string">
            <text:p text:style-name="P3">Tutti</text:p>
          </table:table-cell>
          <table:table-cell table:style-name="Table1.D2" office:value-type="string">
            <text:p text:style-name="P3">Lettura</text:p>
          </table:table-cell>
        </table:table-row>
        <table:table-row>
          <table:table-cell table:style-name="Table1.A2" office:value-type="string">
            <text:p text:style-name="P3">Processi</text:p>
          </table:table-cell>
          <table:table-cell table:style-name="Table1.A2" office:value-type="string">
            <text:p text:style-name="P3">mostra i dati relativi ai processi dando la possibilità di inserirne l'esito e la data finale</text:p>
          </table:table-cell>
          <table:table-cell table:style-name="Table1.A2" office:value-type="string">
            <text:p text:style-name="P3">Tutti</text:p>
            <text:p text:style-name="P3">PM</text:p>
          </table:table-cell>
          <table:table-cell table:style-name="Table1.D2" office:value-type="string">
            <text:p text:style-name="P3">Lettura</text:p>
            <text:p text:style-name="P3">Scrittura</text:p>
          </table:table-cell>
        </table:table-row>
        <table:table-row>
          <table:table-cell table:style-name="Table1.A2" office:value-type="string">
            <text:p text:style-name="P3">Indagati</text:p>
          </table:table-cell>
          <table:table-cell table:style-name="Table1.A2" office:value-type="string">
            <text:p text:style-name="P3">mostra i dati relativi agli indagati dando la possibilità di aggiungere altri indagati</text:p>
          </table:table-cell>
          <table:table-cell table:style-name="Table1.A2" office:value-type="string">
            <text:p text:style-name="P3">AM &amp; PM &amp; PG</text:p>
            <text:p text:style-name="P3">PM &amp; PG</text:p>
          </table:table-cell>
          <table:table-cell table:style-name="Table1.D2" office:value-type="string">
            <text:p text:style-name="P3">Lettura</text:p>
            <text:p text:style-name="P3">Scrittura</text:p>
          </table:table-cell>
        </table:table-row>
        <table:table-row>
          <table:table-cell table:style-name="Table1.A2" office:value-type="string">
            <text:p text:style-name="P3">Dettaglio indagato</text:p>
          </table:table-cell>
          <table:table-cell table:style-name="Table1.A2" office:value-type="string">
            <text:p text:style-name="P3">mostra dati anagrafici, <text:s/>incarichi pubblico-amministrativi, organizzazioni criminali, indagini e processi di uno specifico indagato dando la possibilità di aggiungere altri incarichi e organizzazioni</text:p>
          </table:table-cell>
          <table:table-cell table:style-name="Table1.A2" office:value-type="string">
            <text:p text:style-name="P3">AM &amp; PM &amp; PG</text:p>
            <text:p text:style-name="P3">PM &amp; PG</text:p>
          </table:table-cell>
          <table:table-cell table:style-name="Table1.D2" office:value-type="string">
            <text:p text:style-name="P3">Lettura</text:p>
            <text:p text:style-name="P3">Scrittura</text:p>
          </table:table-cell>
        </table:table-row>
        <table:table-row>
          <table:table-cell table:style-name="Table1.A2" office:value-type="string">
            <text:p text:style-name="P3">Indagini</text:p>
          </table:table-cell>
          <table:table-cell table:style-name="Table1.A2" office:value-type="string">
            <text:p text:style-name="P3">mostra i dati relativi alle indagini dando la possibilità di aggiungere altre <text:s/>indagini</text:p>
          </table:table-cell>
          <table:table-cell table:style-name="Table1.A2" office:value-type="string">
            <text:p text:style-name="P3">AM &amp; PM &amp; PG</text:p>
            <text:p text:style-name="P3">PM &amp; PG</text:p>
          </table:table-cell>
          <table:table-cell table:style-name="Table1.D2" office:value-type="string">
            <text:p text:style-name="P3">Lettura</text:p>
            <text:p text:style-name="P3">Scrittura</text:p>
          </table:table-cell>
        </table:table-row>
        <table:table-row>
          <table:table-cell table:style-name="Table1.A2" office:value-type="string">
            <text:p text:style-name="P3">Dettaglio indagini</text:p>
          </table:table-cell>
          <table:table-cell table:style-name="Table1.A2" office:value-type="string">
            <text:p text:style-name="P3">mostra dati temporali, <text:s/>indagati, prove e processi di una specifica indagine dando la possibilità di aggiungere altri indagati, prove e processi</text:p>
          </table:table-cell>
          <table:table-cell table:style-name="Table1.A2" office:value-type="string">
            <text:p text:style-name="P3">AM &amp; PM &amp; PG</text:p>
            <text:p text:style-name="P3">PM</text:p>
            <text:p text:style-name="P3">PG</text:p>
          </table:table-cell>
          <table:table-cell table:style-name="Table1.D2" office:value-type="string">
            <text:p text:style-name="P3">Lettura</text:p>
            <text:p text:style-name="P3">Scrittura</text:p>
            <text:p text:style-name="P3">Scrittura(no processi)</text:p>
          </table:table-cell>
        </table:table-row>
        <table:table-row>
          <table:table-cell table:style-name="Table1.A2" office:value-type="string">
            <text:p text:style-name="P3">Amministrazione</text:p>
          </table:table-cell>
          <table:table-cell table:style-name="Table1.A2" office:value-type="string">
            <text:p text:style-name="P3">mostra i dati relativi agli utenti registrati dando la possibilità di rimuovere e aggiungere utenti</text:p>
          </table:table-cell>
          <table:table-cell table:style-name="Table1.A2" office:value-type="string">
            <text:p text:style-name="P3">AM</text:p>
          </table:table-cell>
          <table:table-cell table:style-name="Table1.D2" office:value-type="string">
            <text:p text:style-name="P3">Lettura</text:p>
            <text:p text:style-name="P3">Scrittura</text:p>
          </table:table-cell>
        </table:table-row>
      </table:table>
      <text:h text:style-name="Heading_20_2" text:outline-level="2">Tecnologia</text:h>
      <text:p text:style-name="P8">Si sceglie di usare la tecnologia delle Java Server Page (JSP) caricate su web container Apache Tomcat e collegate al PostgreSQL tramite driver JDBC.</text:p>
      <text:p text:style-name="P8">Per il progetto è necessario definire una funzione PL/pgSQL per l'inserimento di una nuova indagine:</text:p>
      <text:p text:style-name="P6">CREATE FUNCTION nuovaindagine(inizio date) RETURNS integer AS</text:p>
      <text:p text:style-name="P6">$BODY$</text:p>
      <text:p text:style-name="P6">DECLARE</text:p>
      <text:p text:style-name="P6"><text:s/>newid integer;</text:p>
      <text:p text:style-name="P6">BEGIN</text:p>
      <text:p text:style-name="P6"><text:s/>SELECT nextval('indagine_sq') INTO newid;</text:p>
      <text:p text:style-name="P6"><text:s/>INSERT INTO indagine VALUES (newid, inizio);</text:p>
      <text:p text:style-name="P6"><text:s/>RETURN newid;</text:p>
      <text:p text:style-name="P6">END;</text:p>
      <text:p text:style-name="P6">$BODY$</text:p>
      <text:p text:style-name="P6"><text:s text:c="2"/>LANGUAGE plpgsql;</text:p>
      <text:p text:style-name="P8">e un'altra per l'inserimento di un nuovo processo:</text:p>
      <text:p text:style-name="P6"><text:soft-page-break/>CREATE FUNCTION nuovoprocesso(indagine integer, gradogiudizio text, datainizio date) RETURNS integer AS</text:p>
      <text:p text:style-name="P6">$BODY$</text:p>
      <text:p text:style-name="P6">DECLARE</text:p>
      <text:p text:style-name="P6"><text:s/>newid integer;</text:p>
      <text:p text:style-name="P6">BEGIN</text:p>
      <text:p text:style-name="P6"><text:s/>SELECT nextval('processo_sq') INTO newid;</text:p>
      <text:p text:style-name="P6"><text:s/>INSERT INTO processo VALUES (newid, indagine, gradogiudizio, datainizio);</text:p>
      <text:p text:style-name="P6"><text:s/>RETURN newid;</text:p>
      <text:p text:style-name="P6">END;</text:p>
      <text:p text:style-name="P6">$BODY$</text:p>
      <text:p text:style-name="P6"><text:s text:c="2"/>LANGUAGE plpgsql;</text:p>
      <text:p text:style-name="P8"><text:s/>in modo che sia possibile fruire immediatamente del valore identificativo stabilito dalle sequenze.</text:p>
      <text:p text:style-name="P8">Sarà inoltre opportuno creare un database parallelo a quello relativo ai dati della procura in cui verranno definiti i dati utili all'autenticazione:</text:p>
      <text:p text:style-name="P6">CREATE TABLE "login"(</text:p>
      <text:p text:style-name="P6"><text:s text:c="2"/>username character varying(20) NOT NULL,</text:p>
      <text:p text:style-name="P6"><text:s text:c="2"/>"password" character(34) NOT NULL,</text:p>
      <text:p text:style-name="P6"><text:s text:c="2"/>ruolo character(2) NOT NULL,</text:p>
      <text:p text:style-name="P6"><text:s text:c="2"/>CONSTRAINT login_pk PRIMARY KEY (username),</text:p>
      <text:p text:style-name="P6"><text:s text:c="2"/>CONSTRAINT ruolo_ck CHECK (ruolo = 'am'::bpchar OR ruolo = 'pm'::bpchar OR ruolo = 'pg'::bpchar));</text:p>
      <text:p text:style-name="P8">Per il campo password si decide di inserire valori criptati per aumentare il livello di sicurezza; a tale scopo è stato caricato lo script <text:span text:style-name="T1">pgcrypto.sql</text:span><text:span text:style-name="T2">.</text:span></text:p>
      <text:p text:style-name="P14">Per caricare i dati nella tabella criptando la password si definisce la seguente funzione PL/pgSQL:</text:p>
      <text:p text:style-name="P18">CREATE FUNCTION newuser(usn text, pwd text, typ text) RETURNS boolean AS</text:p>
      <text:p text:style-name="P18">$BODY$</text:p>
      <text:p text:style-name="P18">DECLARE</text:p>
      <text:p text:style-name="P18"><text:s/>result BOOLEAN DEFAULT FALSE;</text:p>
      <text:p text:style-name="P18">BEGIN</text:p>
      <text:p text:style-name="P18"><text:s/>PERFORM * FROM login WHERE username=usn;</text:p>
      <text:p text:style-name="P18"><text:s/>IF NOT FOUND THEN</text:p>
      <text:p text:style-name="P18"><text:s text:c="2"/>INSERT INTO login VALUES (usn, crypt(pwd, gen_salt('md5')), typ);</text:p>
      <text:p text:style-name="P18"><text:s text:c="2"/>result := TRUE;</text:p>
      <text:p text:style-name="P18"><text:s/>END IF;</text:p>
      <text:p text:style-name="P18"><text:s/>RETURN result;</text:p>
      <text:p text:style-name="P18">END;</text:p>
      <text:p text:style-name="P18">$BODY$</text:p>
      <text:p text:style-name="P18"><text:s text:c="2"/>LANGUAGE plpgsql;</text:p>
      <text:p text:style-name="P14">Infine, per confrontare i dati inseriti nel sistema informativo per l'autenticazione con i valori presenti nella tabella si definisce la seguente funzione PL/pgSQL:</text:p>
      <text:p text:style-name="P18">CREATE FUNCTION pwdmatch(IN usr text, IN pwd text) RETURNS TABLE("match" boolean, "role" character) AS</text:p>
      <text:p text:style-name="P18">$BODY$</text:p>
      <text:p text:style-name="P18">BEGIN</text:p>
      <text:p text:style-name="P18">RETURN QUERY</text:p>
      <text:p text:style-name="P18">SELECT password = crypt(pwd, password), ruolo FROM login WHERE username=usr;</text:p>
      <text:p text:style-name="P18">END;</text:p>
      <text:p text:style-name="P18">$BODY$</text:p>
      <text:p text:style-name="P18"><text:s text:c="2"/>LANGUAGE plpgsq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Mono" svg:font-family="'Liberation Mono'" style:font-family-generic="modern" style:font-pitch="fixed"/>
    <style:font-face style:name="Nimbus Roman No9 L4" svg:font-family="'Nimbus Roman No9 L'" style:font-family-generic="roman" style:font-pitch="variable"/>
    <style:font-face style:name="Nimbus Roman No9 L1" svg:font-family="'Nimbus Roman No9 L'" style:font-adornments="Grassetto" style:font-family-generic="roman" style:font-pitch="variable"/>
    <style:font-face style:name="Nimbus Roman No9 L2" svg:font-family="'Nimbus Roman No9 L'" style:font-adornments="Medium Italic" style:font-family-generic="roman" style:font-pitch="variable"/>
    <style:font-face style:name="Nimbus Roman No9 L3" svg:font-family="'Nimbus Roman No9 L'" style:font-adornments="Regular Italic" style:font-family-generic="roman" style:font-pitch="variable"/>
    <style:font-face style:name="Nimbus Roman No9 L" svg:font-family="'Nimbus Roman No9 L'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Nimbus Roman No9 L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next-style-name="Text_20_body" style:default-outline-level="1" style:class="text">
      <style:paragraph-properties fo:margin-top="0.847cm" fo:margin-bottom="0cm" style:line-height-at-least="0.487cm" fo:hyphenation-ladder-count="no-limit" fo:keep-with-next="always" style:punctuation-wrap="simple">
        <style:tab-stops>
          <style:tab-stop style:position="1.251cm"/>
        </style:tab-stops>
      </style:paragraph-properties>
      <style:text-properties fo:color="#365f91" style:font-name="Nimbus Roman No9 L1" fo:font-size="24pt" fo:font-weight="bold" style:font-name-asian="Calibri" style:font-size-asian="14pt" style:language-asian="en" style:country-asian="US" style:font-weight-asian="bold" style:font-name-complex="Times New Roman1" style:font-size-complex="14pt" style:font-weight-complex="bold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Nimbus Roman No9 L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Nimbus Roman No9 L2" fo:font-size="14pt" fo:font-style="italic" fo:font-weight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.199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Nimbus Roman No9 L3" fo:font-size="13pt" fo:font-style="italic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Nimbus Roman No9 L3" fo:font-style="italic"/>
    </style:style>
    <style:style style:name="Table_20_Contents" style:display-name="Table Contents" style:family="paragraph" style:class="extra">
      <style:paragraph-properties fo:margin-top="0cm" fo:margin-bottom="0cm" style:line-height-at-least="0.176cm" fo:hyphenation-ladder-count="no-limit" text:number-lines="false" text:line-number="0" style:punctuation-wrap="simple">
        <style:tab-stops>
          <style:tab-stop style:position="1.251cm"/>
        </style:tab-stops>
      </style:paragraph-properties>
      <style:text-properties fo:color="#00000a" style:font-name="Nimbus Roman No9 L4" fo:font-size="12pt" style:font-name-asian="DejaVu Sans" style:font-size-asian="12pt" style:language-asian="ar" style:country-asian="SA" style:font-name-complex="Times New Roman1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6pt"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2" fo:font-size="16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3" fo:font-size="14pt" fo:font-style="italic" fo:font-weight="normal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1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Intestazione" style:family="table">
      <style:table-properties style:width="17cm" table:align="margins"/>
    </style:style>
    <style:style style:name="Intestazione.A" style:family="table-column">
      <style:table-column-properties style:column-width="8.5cm" style:rel-column-width="32767*"/>
    </style:style>
    <style:style style:name="Intestazione.B" style:family="table-column">
      <style:table-column-properties style:column-width="8.5cm" style:rel-column-width="32768*"/>
    </style:style>
    <style:style style:name="Intestazione.1" style:family="table-row">
      <style:table-row-properties style:min-row-height="0.011cm"/>
    </style:style>
    <style:style style:name="Intestazione.A1" style:family="table-cell">
      <style:table-cell-properties fo:background-color="transparent" fo:padding="0.097cm" fo:border="none">
        <style:background-image/>
      </style:table-cell-properties>
    </style:style>
    <style:style style:name="PièDiPagina" style:family="table">
      <style:table-properties style:width="17cm" table:align="margins"/>
    </style:style>
    <style:style style:name="PièDiPagina.A" style:family="table-column">
      <style:table-column-properties style:column-width="5.667cm" style:rel-column-width="21845*"/>
    </style:style>
    <style:style style:name="PièDiPagina.A1" style:family="table-cell">
      <style:table-cell-properties fo:padding="0.097cm" fo:border="none"/>
    </style:style>
    <style:style style:name="MP1" style:family="paragraph" style:parent-style-name="Header">
      <style:text-properties style:use-window-font-color="true"/>
    </style:style>
    <style:style style:name="MP2" style:family="paragraph" style:parent-style-name="Header">
      <style:paragraph-properties fo:text-align="end" style:justify-single-word="false"/>
      <style:text-properties style:use-window-font-color="true"/>
    </style:style>
    <style:style style:name="MP3" style:family="paragraph" style:parent-style-name="Table_20_Contents">
      <style:text-properties style:use-window-font-color="true"/>
    </style:style>
    <style:style style:name="MP4" style:family="paragraph" style:parent-style-name="Table_20_Contents">
      <style:paragraph-properties fo:text-align="center" style:justify-single-word="false"/>
      <style:text-properties style:use-window-font-color="true"/>
    </style:style>
    <style:style style:name="MP5" style:family="paragraph" style:parent-style-name="Footer">
      <style:paragraph-properties fo:text-align="end" style:justify-single-word="false"/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499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Intestazione" table:style-name="Intestazione">
          <table:table-column table:style-name="Intestazione.A"/>
          <table:table-column table:style-name="Intestazione.B"/>
          <table:table-row table:style-name="Intestazione.1">
            <table:table-cell table:style-name="Intestazione.A1" office:value-type="string">
              <text:p text:style-name="MP1"><text:title>Progettazione sistema informativo web</text:title></text:p>
            </table:table-cell>
            <table:table-cell table:style-name="Intestazione.A1" office:value-type="string">
              <text:p text:style-name="MP2"><text:chapter text:display="name" text:outline-level="1">Progetto</text:chapter></text:p>
            </table:table-cell>
          </table:table-row>
        </table:table>
        <text:p text:style-name="Header"/>
      </style:header>
      <style:footer>
        <table:table table:name="PièDiPagina" table:style-name="PièDiPagina">
          <table:table-column table:style-name="PièDiPagina.A" table:number-columns-repeated="3"/>
          <table:table-row>
            <table:table-cell table:style-name="PièDiPagina.A1" office:value-type="string">
              <text:p text:style-name="MP3"/>
            </table:table-cell>
            <table:table-cell table:style-name="PièDiPagina.A1" office:value-type="string">
              <text:p text:style-name="MP4"><text:author-name text:fixed="false">Nicola Sanitate</text:author-name></text:p>
            </table:table-cell>
            <table:table-cell table:style-name="PièDiPagina.A1" office:value-type="string">
              <text:p text:style-name="MP5"><text:page-number style:num-format="1" text:select-page="current">5</text:page-number></text:p>
            </table:table-cell>
          </table:table-row>
        </table:table>
        <text:p text:style-name="Footer"/>
      </style:footer>
    </style:master-page>
    <style:master-page style:name="Footnote" style:page-layout-name="Mpm2">
      <style:header>
        <text:p text:style-name="Header"/>
      </style:head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25T17:17:37</meta:creation-date>
    <meta:editing-duration>PT16H57M53S</meta:editing-duration>
    <meta:editing-cycles>51</meta:editing-cycles>
    <meta:generator>LibreOffice/3.3$Linux LibreOffice_project/330m19$Build-6</meta:generator>
    <dc:subject>Basi di dati</dc:subject>
    <dc:title>Progettazione sistema informativo web</dc:title>
    <meta:initial-creator>Nicola Sanitate</meta:initial-creator>
    <dc:date>2011-02-02T00:37:19</dc:date>
    <dc:creator>Nicola Sanitate</dc:creator>
    <meta:document-statistic meta:table-count="3" meta:image-count="0" meta:object-count="0" meta:page-count="5" meta:paragraph-count="142" meta:word-count="750" meta:character-count="5164"/>
  </office:meta>
</office:document-meta>
</file>